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paragraph-rsid="00053cc3"/>
    </style:style>
    <style:style style:name="T1" style:family="text">
      <style:text-properties fo:font-variant="normal" fo:text-transform="none" fo:color="#dcddde" loext:opacity="100%" style:font-name="gg sans" fo:font-size="12pt" fo:letter-spacing="normal" fo:font-style="normal" fo:font-weight="normal"/>
    </style:style>
    <style:style style:name="T2" style:family="text">
      <style:text-properties fo:font-variant="normal" fo:text-transform="none" style:font-name="gg sans" fo:font-size="12pt" fo:letter-spacing="normal" fo:font-style="normal" fo:font-weight="normal"/>
    </style:style>
    <style:style style:name="T3" style:family="text">
      <style:text-properties fo:font-variant="normal" fo:text-transform="none" style:font-name="gg sans" fo:font-size="12pt" fo:letter-spacing="normal" fo:font-style="norm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est Cases:</text:span><text:span text:style-name="T2"> </text:span></text:p>
      <text:p text:style-name="P1"><text:span text:style-name="T2">Verifying that the computer starts the game by making the first move </text:span></text:p>
      <text:p text:style-name="P1"><text:span text:style-name="T2">Verifying that the computer blocks a player's win </text:span></text:p>
      <text:p text:style-name="P1"><text:span text:style-name="T2">Verifying that the computer chooses the center spot if it's available </text:span></text:p>
      <text:p text:style-name="P1"><text:span text:style-name="T2">Verifying that the computer chooses a corner spot if the center is taken </text:span></text:p>
      <text:p text:style-name="P1"><text:span text:style-name="T2">Verifying that the computer chooses a side spot if all the corners are taken </text:span></text:p>
      <text:p text:style-name="P1"><text:span text:style-name="T2"/></text:p>
      <text:p text:style-name="P1"><text:span text:style-name="T3">Test Case 1:</text:span><text:span text:style-name="T2"> Verifying that the computer starts the game by making the first move Test </text:span><text:span text:style-name="T3">Case Title:</text:span><text:span text:style-name="T2"> Computer First Move Test </text:span></text:p>
      <text:p text:style-name="P1"><text:span text:style-name="T3">Condition:</text:span><text:span text:style-name="T2"> Rule a. applies Precondition: A blank Tic-Tac-Toe board </text:span></text:p>
      <text:p text:style-name="P1"><text:span text:style-name="T3">Action:</text:span><text:span text:style-name="T2"> Trigger to make the first move</text:span></text:p>
      <text:p text:style-name="P1"><text:span text:style-name="T3">Postcondition:</text:span><text:span text:style-name="T2"> The computer places an X or O in the center spot of the Tic-Tac-Toe board. </text:span></text:p>
      <text:p text:style-name="P1"><text:span text:style-name="T2"/></text:p>
      <text:p text:style-name="P1"><text:span text:style-name="T3">Test Case 2:</text:span><text:span text:style-name="T2"> Verifying that the computer blocks a player's win Test </text:span></text:p>
      <text:p text:style-name="P1"><text:span text:style-name="T3">Case Title:</text:span><text:span text:style-name="T2"> Computer Block Test </text:span></text:p>
      <text:p text:style-name="P1"><text:span text:style-name="T3">Condition:</text:span><text:span text:style-name="T2"> Rule b. applies Precondition: A Tic-Tac-Toe board with two O's placed in a row by the player </text:span></text:p>
      <text:p text:style-name="P1"><text:span text:style-name="T3">Action:</text:span><text:span text:style-name="T2"> The player places the third O in the row </text:span></text:p>
      <text:p text:style-name="P1"><text:span text:style-name="T3">Postcondition:</text:span><text:span text:style-name="T2"> The computer places an X in the remaining spot in the row to block the player's win. </text:span></text:p>
      <text:p text:style-name="P1"><text:span text:style-name="T2"/></text:p>
      <text:p text:style-name="P1"><text:span text:style-name="T3">Test Case 3:</text:span><text:span text:style-name="T2"> Verifying that the computer chooses the center spot if it's available Test </text:span><text:span text:style-name="T3">Case Title:</text:span><text:span text:style-name="T2"> Center Spot Test </text:span></text:p>
      <text:p text:style-name="P1"><text:span text:style-name="T3">Condition:</text:span><text:span text:style-name="T2"> Rule c. applies </text:span></text:p>
      <text:p text:style-name="P1"><text:span text:style-name="T3">Precondition:</text:span><text:span text:style-name="T2"> A Tic-Tac-Toe board with X's and O's placed in the corners and sides, but not in the center spot </text:span></text:p>
      <text:p text:style-name="P1"><text:span text:style-name="T3">Action:</text:span><text:span text:style-name="T2"> Computer makes a move </text:span></text:p>
      <text:p text:style-name="P1"><text:span text:style-name="T3">Postcondition:</text:span><text:span text:style-name="T2"> The computer places an X or O in the center spot of the Tic-Tac-Toe board. </text:span></text:p>
      <text:p text:style-name="P1"><text:span text:style-name="T2"/></text:p>
      <text:p text:style-name="P1"><text:span text:style-name="T3">Test Case 4: </text:span><text:span text:style-name="T2">Verifying that the computer chooses a corner spot if the center is taken Test </text:span><text:span text:style-name="T3">Case Title:</text:span><text:span text:style-name="T2"> Corner Spot Test </text:span></text:p>
      <text:p text:style-name="P1"><text:span text:style-name="T3">Condition:</text:span><text:span text:style-name="T2"> Rule d. applies </text:span></text:p>
      <text:p text:style-name="P1"><text:span text:style-name="T3">Precondition:</text:span><text:span text:style-name="T2"> A Tic-Tac-Toe board with X's and O's placed in the sides, but not in the center or corner spots </text:span></text:p>
      <text:p text:style-name="P1"><text:span text:style-name="T3">Action:</text:span><text:span text:style-name="T2"> Computer makes a move </text:span></text:p>
      <text:p text:style-name="P1"><text:span text:style-name="T3">Postcondition:</text:span><text:span text:style-name="T2"> The computer places an X or O in one of the four corner spots of the Tic-Tac-Toe board. </text:span></text:p>
      <text:p text:style-name="P1"><text:span text:style-name="T2"/></text:p>
      <text:p text:style-name="P1"><text:span text:style-name="T2"/></text:p>
      <text:p text:style-name="P1"><text:soft-page-break/><text:span text:style-name="T3">Test Case 5:</text:span><text:span text:style-name="T2"> Verifying that the computer chooses a side spot if all the corners are taken </text:span><text:span text:style-name="T3">Test Case Title:</text:span><text:span text:style-name="T2"> Side Spot Test </text:span></text:p>
      <text:p text:style-name="P1"><text:span text:style-name="T3">Condition:</text:span><text:span text:style-name="T2"> Rule e. applies </text:span></text:p>
      <text:p text:style-name="P1"><text:span text:style-name="T3">Precondition:</text:span><text:span text:style-name="T2"> A Tic-Tac-Toe board with X's and O's placed in the center and corners, but not in the side spots </text:span></text:p>
      <text:p text:style-name="P1"><text:span text:style-name="T3">Action:</text:span><text:span text:style-name="T2"> Computer makes a move</text:span></text:p>
      <text:p text:style-name="P1"><text:span text:style-name="T3">Postcondition:</text:span><text:span text:style-name="T2"> The computer places an X or O in one of the four side spots of the Tic-Tac-Toe board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22:55:21.102000000</meta:creation-date>
    <dc:date>2023-02-05T22:59:59.535000000</dc:date>
    <meta:editing-duration>PT4M39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0" meta:word-count="383" meta:character-count="2178" meta:non-whitespace-character-count="1797"/>
  </office:meta>
</office:document-meta>
</file>